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2.4799in"/>
    </style:style>
    <style:style style:name="co3" style:family="table-column">
      <style:table-column-properties fo:break-before="auto" style:column-width="2.6299in"/>
    </style:style>
    <style:style style:name="co5" style:family="table-column">
      <style:table-column-properties fo:break-before="auto" style:column-width="2.9728in"/>
    </style:style>
    <style:style style:name="co6" style:family="table-column">
      <style:table-column-properties fo:break-before="auto" style:column-width="3.1228in"/>
    </style:style>
    <style:style style:name="co7" style:family="table-column">
      <style:table-column-properties fo:break-before="auto" style:column-width="3.46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or-CP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X86MinorCPU-1GHz-DDR3_2133_8x8</text:p>
          </table:table-cell>
          <table:table-cell office:value-type="string" calcext:value-type="string">
            <text:p>X86MinorCPU-1_5GHz-DDR3_2133_8x8</text:p>
          </table:table-cell>
          <table:table-cell office:value-type="string" calcext:value-type="string">
            <text:p>X86MinorCPU-2GHz-DDR3_2133_8x8</text:p>
          </table:table-cell>
          <table:table-cell office:value-type="string" calcext:value-type="string">
            <text:p>X86MinorCPU-2_5GHz-DDR3_2133_8x8</text:p>
          </table:table-cell>
          <table:table-cell office:value-type="string" calcext:value-type="string">
            <text:p>X86MinorCPU-3GHz-DDR3_2133_8x8</text:p>
          </table:table-cell>
          <table:table-cell/>
        </table:table-row>
        <table:table-row table:style-name="ro1">
          <table:table-cell office:value-type="string" calcext:value-type="string">
            <text:p>SimSeconds</text:p>
          </table:table-cell>
          <table:table-cell office:value-type="float" office:value="0.185439" calcext:value-type="float">
            <text:p>0.185439</text:p>
          </table:table-cell>
          <table:table-cell office:value-type="float" office:value="0.125275" calcext:value-type="float">
            <text:p>0.125275</text:p>
          </table:table-cell>
          <table:table-cell office:value-type="float" office:value="0.095101" calcext:value-type="float">
            <text:p>0.095101</text:p>
          </table:table-cell>
          <table:table-cell office:value-type="float" office:value="0.076947" calcext:value-type="float">
            <text:p>0.076947</text:p>
          </table:table-cell>
          <table:table-cell office:value-type="float" office:value="0.064789" calcext:value-type="float">
            <text:p>0.064789</text:p>
          </table:table-cell>
          <table:table-cell/>
        </table:table-row>
        <table:table-row table:style-name="ro1">
          <table:table-cell office:value-type="string" calcext:value-type="string">
            <text:p>SimTicks</text:p>
          </table:table-cell>
          <table:table-cell office:value-type="float" office:value="185439252000" calcext:value-type="float">
            <text:p>185439252000</text:p>
          </table:table-cell>
          <table:table-cell office:value-type="float" office:value="125274846787" calcext:value-type="float">
            <text:p>125274846787</text:p>
          </table:table-cell>
          <table:table-cell office:value-type="float" office:value="95100809500" calcext:value-type="float">
            <text:p>95100809500</text:p>
          </table:table-cell>
          <table:table-cell office:value-type="float" office:value="76946547200" calcext:value-type="float">
            <text:p>76946547200</text:p>
          </table:table-cell>
          <table:table-cell office:value-type="float" office:value="64789126020" calcext:value-type="float">
            <text:p>64789126020</text:p>
          </table:table-cell>
          <table:table-cell/>
        </table:table-row>
        <table:table-row table:style-name="ro1">
          <table:table-cell office:value-type="string" calcext:value-type="string">
            <text:p>finalTicks</text:p>
          </table:table-cell>
          <table:table-cell office:value-type="float" office:value="185926218000" calcext:value-type="float">
            <text:p>185926218000</text:p>
          </table:table-cell>
          <table:table-cell office:value-type="float" office:value="125636428154" calcext:value-type="float">
            <text:p>125636428154</text:p>
          </table:table-cell>
          <table:table-cell office:value-type="float" office:value="95396060500" calcext:value-type="float">
            <text:p>95396060500</text:p>
          </table:table-cell>
          <table:table-cell office:value-type="float" office:value="77205505200" calcext:value-type="float">
            <text:p>77205505200</text:p>
          </table:table-cell>
          <table:table-cell office:value-type="float" office:value="65021048199" calcext:value-type="float">
            <text:p>65021048199</text:p>
          </table:table-cell>
          <table:table-cell/>
        </table:table-row>
        <table:table-row table:style-name="ro1">
          <table:table-cell office:value-type="string" calcext:value-type="string">
            <text:p>numCycles</text:p>
          </table:table-cell>
          <table:table-cell office:value-type="float" office:value="185439252" calcext:value-type="float">
            <text:p>185439252</text:p>
          </table:table-cell>
          <table:table-cell office:value-type="float" office:value="187818361" calcext:value-type="float">
            <text:p>187818361</text:p>
          </table:table-cell>
          <table:table-cell office:value-type="float" office:value="190201619" calcext:value-type="float">
            <text:p>190201619</text:p>
          </table:table-cell>
          <table:table-cell office:value-type="float" office:value="192366368" calcext:value-type="float">
            <text:p>192366368</text:p>
          </table:table-cell>
          <table:table-cell office:value-type="float" office:value="194561940" calcext:value-type="float">
            <text:p>194561940</text:p>
          </table:table-cell>
          <table:table-cell/>
        </table:table-row>
        <table:table-row table:style-name="ro1">
          <table:table-cell office:value-type="string" calcext:value-type="string">
            <text:p>dcache.demandAccess.total</text:p>
          </table:table-cell>
          <table:table-cell office:value-type="float" office:value="42596887" calcext:value-type="float">
            <text:p>42596887</text:p>
          </table:table-cell>
          <table:table-cell office:value-type="float" office:value="42596880" calcext:value-type="float">
            <text:p>42596880</text:p>
          </table:table-cell>
          <table:table-cell office:value-type="float" office:value="42596690" calcext:value-type="float">
            <text:p>42596690</text:p>
          </table:table-cell>
          <table:table-cell office:value-type="float" office:value="42596495" calcext:value-type="float">
            <text:p>42596495</text:p>
          </table:table-cell>
          <table:table-cell office:value-type="float" office:value="42596155" calcext:value-type="float">
            <text:p>42596155</text:p>
          </table:table-cell>
          <table:table-cell/>
        </table:table-row>
        <table:table-row table:style-name="ro1">
          <table:table-cell office:value-type="string" calcext:value-type="string">
            <text:p>dcache.overallMissRate.total</text:p>
          </table:table-cell>
          <table:table-cell office:value-type="float" office:value="0.011805" calcext:value-type="float">
            <text:p>0.011805</text:p>
          </table:table-cell>
          <table:table-cell table:number-columns-repeated="2" office:value-type="float" office:value="0.011806" calcext:value-type="float">
            <text:p>0.011806</text:p>
          </table:table-cell>
          <table:table-cell office:value-type="float" office:value="0.011805" calcext:value-type="float">
            <text:p>0.011805</text:p>
          </table:table-cell>
          <table:table-cell office:value-type="float" office:value="0.011808" calcext:value-type="float">
            <text:p>0.011808</text:p>
          </table:table-cell>
          <table:table-cell/>
        </table:table-row>
        <table:table-row table:style-name="ro1">
          <table:table-cell office:value-type="string" calcext:value-type="string">
            <text:p>dcache.tags.warmupTick</text:p>
          </table:table-cell>
          <table:table-cell office:value-type="float" office:value="120306000" calcext:value-type="float">
            <text:p>120306000</text:p>
          </table:table-cell>
          <table:table-cell office:value-type="float" office:value="93380667" calcext:value-type="float">
            <text:p>93380667</text:p>
          </table:table-cell>
          <table:table-cell office:value-type="float" office:value="78829500" calcext:value-type="float">
            <text:p>78829500</text:p>
          </table:table-cell>
          <table:table-cell office:value-type="float" office:value="71064400" calcext:value-type="float">
            <text:p>71064400</text:p>
          </table:table-cell>
          <table:table-cell office:value-type="float" office:value="65485116" calcext:value-type="float">
            <text:p>65485116</text:p>
          </table:table-cell>
          <table:table-cell/>
        </table:table-row>
        <table:table-row table:style-name="ro1">
          <table:table-cell office:value-type="string" calcext:value-type="string">
            <text:p>dcache.demandAvgMissLatency.total</text:p>
          </table:table-cell>
          <table:table-cell office:value-type="float" office:value="45189.456343" calcext:value-type="float">
            <text:p>45189.456343</text:p>
          </table:table-cell>
          <table:table-cell office:value-type="float" office:value="37773.613309" calcext:value-type="float">
            <text:p>37773.613309</text:p>
          </table:table-cell>
          <table:table-cell office:value-type="float" office:value="32869.491859" calcext:value-type="float">
            <text:p>32869.491859</text:p>
          </table:table-cell>
          <table:table-cell office:value-type="float" office:value="29606.13292" calcext:value-type="float">
            <text:p>29606.13292</text:p>
          </table:table-cell>
          <table:table-cell office:value-type="float" office:value="26457.53575" calcext:value-type="float">
            <text:p>26457.53575</text:p>
          </table:table-cell>
          <table:table-cell/>
        </table:table-row>
        <table:table-row table:style-name="ro1">
          <table:table-cell office:value-type="string" calcext:value-type="string">
            <text:p>l2.demandAccess.total</text:p>
          </table:table-cell>
          <table:table-cell table:number-columns-repeated="5" office:value-type="float" office:value="425659" calcext:value-type="float">
            <text:p>425659</text:p>
          </table:table-cell>
          <table:table-cell/>
        </table:table-row>
        <table:table-row table:style-name="ro1">
          <table:table-cell office:value-type="string" calcext:value-type="string">
            <text:p>l2.overallMissRate.total</text:p>
          </table:table-cell>
          <table:table-cell office:value-type="float" office:value="0.206367" calcext:value-type="float">
            <text:p>0.206367</text:p>
          </table:table-cell>
          <table:table-cell table:number-columns-repeated="4" office:value-type="float" office:value="0.206348" calcext:value-type="float">
            <text:p>0.206348</text:p>
          </table:table-cell>
          <table:table-cell/>
        </table:table-row>
        <table:table-row table:style-name="ro1">
          <table:table-cell office:value-type="string" calcext:value-type="string">
            <text:p>l2.tags.warmupTick</text:p>
          </table:table-cell>
          <table:table-cell office:value-type="float" office:value="1666005000" calcext:value-type="float">
            <text:p>1666005000</text:p>
          </table:table-cell>
          <table:table-cell office:value-type="float" office:value="1182112000" calcext:value-type="float">
            <text:p>1182112000</text:p>
          </table:table-cell>
          <table:table-cell office:value-type="float" office:value="945937000" calcext:value-type="float">
            <text:p>945937000</text:p>
          </table:table-cell>
          <table:table-cell office:value-type="float" office:value="798300000" calcext:value-type="float">
            <text:p>798300000</text:p>
          </table:table-cell>
          <table:table-cell office:value-type="float" office:value="703814000" calcext:value-type="float">
            <text:p>703814000</text:p>
          </table:table-cell>
          <table:table-cell/>
        </table:table-row>
        <table:table-row table:style-name="ro1">
          <table:table-cell office:value-type="string" calcext:value-type="string">
            <text:p>l2.demandAvgMissLatency.total</text:p>
          </table:table-cell>
          <table:table-cell office:value-type="float" office:value="47579.169757" calcext:value-type="float">
            <text:p>47579.169757</text:p>
          </table:table-cell>
          <table:table-cell office:value-type="float" office:value="82554.734303" calcext:value-type="float">
            <text:p>82554.734303</text:p>
          </table:table-cell>
          <table:table-cell office:value-type="float" office:value="75598.748309" calcext:value-type="float">
            <text:p>75598.748309</text:p>
          </table:table-cell>
          <table:table-cell office:value-type="float" office:value="70468.175669" calcext:value-type="float">
            <text:p>70468.175669</text:p>
          </table:table-cell>
          <table:table-cell office:value-type="float" office:value="67093.342447" calcext:value-type="float">
            <text:p>67093.342447</text:p>
          </table:table-cell>
          <table:table-cell/>
        </table:table-row>
      </table:table>
      <table:table table:name="Time-CPU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X86TimingSimpleCPU-1GHz-DDR3_2133_8x8</text:p>
          </table:table-cell>
          <table:table-cell office:value-type="string" calcext:value-type="string">
            <text:p>X86TimingSimpleCPU-1_5GHz-DDR3_2133_8x8</text:p>
          </table:table-cell>
          <table:table-cell office:value-type="string" calcext:value-type="string">
            <text:p>X86TimingSimpleCPU-2GHz-DDR3_2133_8x8</text:p>
          </table:table-cell>
          <table:table-cell office:value-type="string" calcext:value-type="string">
            <text:p>X86TimingSimpleCPU-2_5GHz-DDR3_2133_8x8</text:p>
          </table:table-cell>
          <table:table-cell office:value-type="string" calcext:value-type="string">
            <text:p>X86TimingSimpleCPU-3GHz-DDR3_2133_8x8</text:p>
          </table:table-cell>
          <table:table-cell/>
        </table:table-row>
        <table:table-row table:style-name="ro1">
          <table:table-cell office:value-type="string" calcext:value-type="string">
            <text:p>SimSeconds</text:p>
          </table:table-cell>
          <table:table-cell office:value-type="float" office:value="0.296395" calcext:value-type="float">
            <text:p>0.296395</text:p>
          </table:table-cell>
          <table:table-cell office:value-type="float" office:value="0.199503" calcext:value-type="float">
            <text:p>0.199503</text:p>
          </table:table-cell>
          <table:table-cell office:value-type="float" office:value="0.150261" calcext:value-type="float">
            <text:p>0.150261</text:p>
          </table:table-cell>
          <table:table-cell office:value-type="float" office:value="0.121043" calcext:value-type="float">
            <text:p>0.121043</text:p>
          </table:table-cell>
          <table:table-cell office:value-type="float" office:value="0.101554" calcext:value-type="float">
            <text:p>0.101554</text:p>
          </table:table-cell>
          <table:table-cell/>
        </table:table-row>
        <table:table-row table:style-name="ro1">
          <table:table-cell office:value-type="string" calcext:value-type="string">
            <text:p>SimTicks</text:p>
          </table:table-cell>
          <table:table-cell office:value-type="float" office:value="296395312000" calcext:value-type="float">
            <text:p>296395312000</text:p>
          </table:table-cell>
          <table:table-cell office:value-type="float" office:value="199503432532" calcext:value-type="float">
            <text:p>199503432532</text:p>
          </table:table-cell>
          <table:table-cell office:value-type="float" office:value="150261127000" calcext:value-type="float">
            <text:p>150261127000</text:p>
          </table:table-cell>
          <table:table-cell office:value-type="float" office:value="121042871600" calcext:value-type="float">
            <text:p>121042871600</text:p>
          </table:table-cell>
          <table:table-cell office:value-type="float" office:value="101553666012" calcext:value-type="float">
            <text:p>101553666012</text:p>
          </table:table-cell>
          <table:table-cell/>
        </table:table-row>
        <table:table-row table:style-name="ro1">
          <table:table-cell office:value-type="string" calcext:value-type="string">
            <text:p>finalTicks</text:p>
          </table:table-cell>
          <table:table-cell office:value-type="float" office:value="296971028000" calcext:value-type="float">
            <text:p>296971028000</text:p>
          </table:table-cell>
          <table:table-cell office:value-type="float" office:value="199925135945" calcext:value-type="float">
            <text:p>199925135945</text:p>
          </table:table-cell>
          <table:table-cell office:value-type="float" office:value="150602442500" calcext:value-type="float">
            <text:p>150602442500</text:p>
          </table:table-cell>
          <table:table-cell office:value-type="float" office:value="121339608800" calcext:value-type="float">
            <text:p>121339608800</text:p>
          </table:table-cell>
          <table:table-cell office:value-type="float" office:value="101818255824" calcext:value-type="float">
            <text:p>101818255824</text:p>
          </table:table-cell>
          <table:table-cell/>
        </table:table-row>
        <table:table-row table:style-name="ro1">
          <table:table-cell office:value-type="string" calcext:value-type="string">
            <text:p>numCycles</text:p>
          </table:table-cell>
          <table:table-cell office:value-type="float" office:value="296395312" calcext:value-type="float">
            <text:p>296395312</text:p>
          </table:table-cell>
          <table:table-cell office:value-type="float" office:value="299105596" calcext:value-type="float">
            <text:p>299105596</text:p>
          </table:table-cell>
          <table:table-cell office:value-type="float" office:value="300522254" calcext:value-type="float">
            <text:p>300522254</text:p>
          </table:table-cell>
          <table:table-cell office:value-type="float" office:value="302607179" calcext:value-type="float">
            <text:p>302607179</text:p>
          </table:table-cell>
          <table:table-cell office:value-type="float" office:value="304965964" calcext:value-type="float">
            <text:p>304965964</text:p>
          </table:table-cell>
          <table:table-cell/>
        </table:table-row>
        <table:table-row table:style-name="ro1">
          <table:table-cell office:value-type="string" calcext:value-type="string">
            <text:p>dcache.demandAccess.total</text:p>
          </table:table-cell>
          <table:table-cell table:number-columns-repeated="5" office:value-type="float" office:value="42019279" calcext:value-type="float">
            <text:p>42019279</text:p>
          </table:table-cell>
          <table:table-cell/>
        </table:table-row>
        <table:table-row table:style-name="ro1">
          <table:table-cell office:value-type="string" calcext:value-type="string">
            <text:p>dcache.overallMissRate.total</text:p>
          </table:table-cell>
          <table:table-cell office:value-type="float" office:value="0.010055" calcext:value-type="float">
            <text:p>0.010055</text:p>
          </table:table-cell>
          <table:table-cell office:value-type="float" office:value="1.010055" calcext:value-type="float">
            <text:p>1.010055</text:p>
          </table:table-cell>
          <table:table-cell table:number-columns-repeated="3" office:value-type="float" office:value="0.010055" calcext:value-type="float">
            <text:p>0.010055</text:p>
          </table:table-cell>
          <table:table-cell/>
        </table:table-row>
        <table:table-row table:style-name="ro1">
          <table:table-cell office:value-type="string" calcext:value-type="string">
            <text:p>dcache.tags.warmupTick</text:p>
          </table:table-cell>
          <table:table-cell office:value-type="float" office:value="114404000" calcext:value-type="float">
            <text:p>114404000</text:p>
          </table:table-cell>
          <table:table-cell office:value-type="float" office:value="89716169" calcext:value-type="float">
            <text:p>89716169</text:p>
          </table:table-cell>
          <table:table-cell office:value-type="float" office:value="76231500" calcext:value-type="float">
            <text:p>76231500</text:p>
          </table:table-cell>
          <table:table-cell office:value-type="float" office:value="68712400" calcext:value-type="float">
            <text:p>68712400</text:p>
          </table:table-cell>
          <table:table-cell office:value-type="float" office:value="64065204" calcext:value-type="float">
            <text:p>64065204</text:p>
          </table:table-cell>
          <table:table-cell/>
        </table:table-row>
        <table:table-row table:style-name="ro1">
          <table:table-cell office:value-type="string" calcext:value-type="string">
            <text:p>dcache.demandAvgMissLatency.total</text:p>
          </table:table-cell>
          <table:table-cell office:value-type="float" office:value="39735.740455" calcext:value-type="float">
            <text:p>39735.740455</text:p>
          </table:table-cell>
          <table:table-cell office:value-type="float" office:value="30773.710842" calcext:value-type="float">
            <text:p>30773.710842</text:p>
          </table:table-cell>
          <table:table-cell office:value-type="float" office:value="24741.022995" calcext:value-type="float">
            <text:p>24741.022995</text:p>
          </table:table-cell>
          <table:table-cell office:value-type="float" office:value="21761.374028" calcext:value-type="float">
            <text:p>21761.374028</text:p>
          </table:table-cell>
          <table:table-cell office:value-type="float" office:value="19971.331458" calcext:value-type="float">
            <text:p>19971.331458</text:p>
          </table:table-cell>
          <table:table-cell/>
        </table:table-row>
        <table:table-row table:style-name="ro1">
          <table:table-cell office:value-type="string" calcext:value-type="string">
            <text:p>l2.demandAccess.total</text:p>
          </table:table-cell>
          <table:table-cell table:number-columns-repeated="5" office:value-type="float" office:value="422683" calcext:value-type="float">
            <text:p>422683</text:p>
          </table:table-cell>
          <table:table-cell/>
        </table:table-row>
        <table:table-row table:style-name="ro1">
          <table:table-cell office:value-type="string" calcext:value-type="string">
            <text:p>l2.overallMissRate.total</text:p>
          </table:table-cell>
          <table:table-cell table:number-columns-repeated="5" office:value-type="float" office:value="0.186764" calcext:value-type="float">
            <text:p>0.186764</text:p>
          </table:table-cell>
          <table:table-cell/>
        </table:table-row>
        <table:table-row table:style-name="ro1">
          <table:table-cell office:value-type="string" calcext:value-type="string">
            <text:p>l2.tags.warmupTick</text:p>
          </table:table-cell>
          <table:table-cell office:value-type="float" office:value="2429849000" calcext:value-type="float">
            <text:p>2429849000</text:p>
          </table:table-cell>
          <table:table-cell office:value-type="float" office:value="1719502000" calcext:value-type="float">
            <text:p>1719502000</text:p>
          </table:table-cell>
          <table:table-cell office:value-type="float" office:value="1330060000" calcext:value-type="float">
            <text:p>1330060000</text:p>
          </table:table-cell>
          <table:table-cell office:value-type="float" office:value="1108001000" calcext:value-type="float">
            <text:p>1108001000</text:p>
          </table:table-cell>
          <table:table-cell office:value-type="float" office:value="960328000" calcext:value-type="float">
            <text:p>960328000</text:p>
          </table:table-cell>
          <table:table-cell/>
        </table:table-row>
        <table:table-row table:style-name="ro1">
          <table:table-cell office:value-type="string" calcext:value-type="string">
            <text:p>l2.demandAvgMissLatency.total</text:p>
          </table:table-cell>
          <table:table-cell office:value-type="float" office:value="94676.062753" calcext:value-type="float">
            <text:p>94676.062753</text:p>
          </table:table-cell>
          <table:table-cell office:value-type="float" office:value="86045.278467" calcext:value-type="float">
            <text:p>86045.278467</text:p>
          </table:table-cell>
          <table:table-cell office:value-type="float" office:value="73481.610577" calcext:value-type="float">
            <text:p>73481.610577</text:p>
          </table:table-cell>
          <table:table-cell office:value-type="float" office:value="69344.536495" calcext:value-type="float">
            <text:p>69344.536495</text:p>
          </table:table-cell>
          <table:table-cell office:value-type="float" office:value="67679.358364" calcext:value-type="float">
            <text:p>67679.358364</text:p>
          </table:table-cell>
          <table:table-cell/>
        </table:table-row>
      </table:table>
      <table:table table:name="Time-RAM" table:style-name="ta1">
        <table:table-column table:style-name="co1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X86TimingSimpleCPU-1GHz-DDR3_2133_8x8</text:p>
          </table:table-cell>
          <table:table-cell office:value-type="string" calcext:value-type="string">
            <text:p>X86TimingSimpleCPU-1GHz-DDR3_1600_8x8</text:p>
          </table:table-cell>
          <table:table-cell office:value-type="string" calcext:value-type="string">
            <text:p>X86TimingSimpleCPU-1GHz-LPDDR2_S4_1066_1x32</text:p>
          </table:table-cell>
          <table:table-cell/>
        </table:table-row>
        <table:table-row table:style-name="ro1">
          <table:table-cell office:value-type="string" calcext:value-type="string">
            <text:p>SimSeconds</text:p>
          </table:table-cell>
          <table:table-cell office:value-type="float" office:value="0.296395" calcext:value-type="float">
            <text:p>0.296395</text:p>
          </table:table-cell>
          <table:table-cell office:value-type="float" office:value="0.296703" calcext:value-type="float">
            <text:p>0.296703</text:p>
          </table:table-cell>
          <table:table-cell office:value-type="float" office:value="0.297835" calcext:value-type="float">
            <text:p>0.297835</text:p>
          </table:table-cell>
          <table:table-cell/>
        </table:table-row>
        <table:table-row table:style-name="ro1">
          <table:table-cell office:value-type="string" calcext:value-type="string">
            <text:p>SimTicks</text:p>
          </table:table-cell>
          <table:table-cell office:value-type="float" office:value="296395312000" calcext:value-type="float">
            <text:p>296395312000</text:p>
          </table:table-cell>
          <table:table-cell office:value-type="float" office:value="296703145000" calcext:value-type="float">
            <text:p>296703145000</text:p>
          </table:table-cell>
          <table:table-cell office:value-type="float" office:value="297835080000" calcext:value-type="float">
            <text:p>297835080000</text:p>
          </table:table-cell>
          <table:table-cell/>
        </table:table-row>
        <table:table-row table:style-name="ro1">
          <table:table-cell office:value-type="string" calcext:value-type="string">
            <text:p>finalTicks</text:p>
          </table:table-cell>
          <table:table-cell office:value-type="float" office:value="296971028000" calcext:value-type="float">
            <text:p>296971028000</text:p>
          </table:table-cell>
          <table:table-cell office:value-type="float" office:value="297284688000" calcext:value-type="float">
            <text:p>297284688000</text:p>
          </table:table-cell>
          <table:table-cell office:value-type="float" office:value="298446116000" calcext:value-type="float">
            <text:p>298446116000</text:p>
          </table:table-cell>
          <table:table-cell/>
        </table:table-row>
        <table:table-row table:style-name="ro1">
          <table:table-cell office:value-type="string" calcext:value-type="string">
            <text:p>numCycles</text:p>
          </table:table-cell>
          <table:table-cell office:value-type="float" office:value="296395312" calcext:value-type="float">
            <text:p>296395312</text:p>
          </table:table-cell>
          <table:table-cell office:value-type="float" office:value="296703145" calcext:value-type="float">
            <text:p>296703145</text:p>
          </table:table-cell>
          <table:table-cell office:value-type="float" office:value="297835080" calcext:value-type="float">
            <text:p>297835080</text:p>
          </table:table-cell>
          <table:table-cell/>
        </table:table-row>
        <table:table-row table:style-name="ro1">
          <table:table-cell office:value-type="string" calcext:value-type="string">
            <text:p>dcache.demandAccess.total</text:p>
          </table:table-cell>
          <table:table-cell table:number-columns-repeated="3" office:value-type="float" office:value="42019279" calcext:value-type="float">
            <text:p>42019279</text:p>
          </table:table-cell>
          <table:table-cell/>
        </table:table-row>
        <table:table-row table:style-name="ro1">
          <table:table-cell office:value-type="string" calcext:value-type="string">
            <text:p>dcache.overallMissRate.total</text:p>
          </table:table-cell>
          <table:table-cell table:number-columns-repeated="3" office:value-type="float" office:value="0.010055" calcext:value-type="float">
            <text:p>0.010055</text:p>
          </table:table-cell>
          <table:table-cell/>
        </table:table-row>
        <table:table-row table:style-name="ro1">
          <table:table-cell office:value-type="string" calcext:value-type="string">
            <text:p>dcache.tags.warmupTick</text:p>
          </table:table-cell>
          <table:table-cell office:value-type="float" office:value="114404000" calcext:value-type="float">
            <text:p>114404000</text:p>
          </table:table-cell>
          <table:table-cell office:value-type="float" office:value="115906000" calcext:value-type="float">
            <text:p>115906000</text:p>
          </table:table-cell>
          <table:table-cell office:value-type="float" office:value="128101000" calcext:value-type="float">
            <text:p>128101000</text:p>
          </table:table-cell>
          <table:table-cell/>
        </table:table-row>
        <table:table-row table:style-name="ro1">
          <table:table-cell office:value-type="string" calcext:value-type="string">
            <text:p>dcache.demandAvgMissLatency.total</text:p>
          </table:table-cell>
          <table:table-cell office:value-type="float" office:value="39735.740455" calcext:value-type="float">
            <text:p>39735.740455</text:p>
          </table:table-cell>
          <table:table-cell office:value-type="float" office:value="40462.245932" calcext:value-type="float">
            <text:p>40462.245932</text:p>
          </table:table-cell>
          <table:table-cell office:value-type="float" office:value="43130.610332" calcext:value-type="float">
            <text:p>43130.610332</text:p>
          </table:table-cell>
          <table:table-cell/>
        </table:table-row>
        <table:table-row table:style-name="ro1">
          <table:table-cell office:value-type="string" calcext:value-type="string">
            <text:p>l2.demandAccess.total</text:p>
          </table:table-cell>
          <table:table-cell table:number-columns-repeated="3" office:value-type="float" office:value="422683" calcext:value-type="float">
            <text:p>422683</text:p>
          </table:table-cell>
          <table:table-cell/>
        </table:table-row>
        <table:table-row table:style-name="ro1">
          <table:table-cell office:value-type="string" calcext:value-type="string">
            <text:p>l2.overallMissRate.total</text:p>
          </table:table-cell>
          <table:table-cell table:number-columns-repeated="3" office:value-type="float" office:value="0.186764" calcext:value-type="float">
            <text:p>0.186764</text:p>
          </table:table-cell>
          <table:table-cell/>
        </table:table-row>
        <table:table-row table:style-name="ro1">
          <table:table-cell office:value-type="string" calcext:value-type="string">
            <text:p>l2.tags.warmupTick</text:p>
          </table:table-cell>
          <table:table-cell office:value-type="float" office:value="2429849000" calcext:value-type="float">
            <text:p>2429849000</text:p>
          </table:table-cell>
          <table:table-cell office:value-type="float" office:value="2435831000" calcext:value-type="float">
            <text:p>2435831000</text:p>
          </table:table-cell>
          <table:table-cell office:value-type="float" office:value="2492941000" calcext:value-type="float">
            <text:p>2492941000</text:p>
          </table:table-cell>
          <table:table-cell/>
        </table:table-row>
        <table:table-row table:style-name="ro1">
          <table:table-cell office:value-type="string" calcext:value-type="string">
            <text:p>l2.demandAvgMissLatency.total</text:p>
          </table:table-cell>
          <table:table-cell office:value-type="float" office:value="94676.062753" calcext:value-type="float">
            <text:p>94676.062753</text:p>
          </table:table-cell>
          <table:table-cell office:value-type="float" office:value="98571.824884" calcext:value-type="float">
            <text:p>98571.824884</text:p>
          </table:table-cell>
          <table:table-cell office:value-type="float" office:value="112910.643257" calcext:value-type="float">
            <text:p>112910.643257</text:p>
          </table:table-cell>
          <table:table-cell/>
        </table:table-row>
      </table:table>
      <table:table table:name="Minor-RA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X86MinorCPU-1GHz-DDR3_2133_8x8</text:p>
          </table:table-cell>
          <table:table-cell office:value-type="string" calcext:value-type="string">
            <text:p>X86MinorCPU-1GHz-DDR3_1600_8x8</text:p>
          </table:table-cell>
          <table:table-cell office:value-type="string" calcext:value-type="string">
            <text:p>X86MinorCPU-1GHz-LPDDR2_S4_1066_1x32</text:p>
          </table:table-cell>
          <table:table-cell/>
        </table:table-row>
        <table:table-row table:style-name="ro1">
          <table:table-cell office:value-type="string" calcext:value-type="string">
            <text:p>SimSeconds</text:p>
          </table:table-cell>
          <table:table-cell office:value-type="float" office:value="0.185439" calcext:value-type="float">
            <text:p>0.185439</text:p>
          </table:table-cell>
          <table:table-cell office:value-type="float" office:value="0.185643" calcext:value-type="float">
            <text:p>0.185643</text:p>
          </table:table-cell>
          <table:table-cell office:value-type="float" office:value="0.18662" calcext:value-type="float">
            <text:p>0.18662</text:p>
          </table:table-cell>
          <table:table-cell/>
        </table:table-row>
        <table:table-row table:style-name="ro1">
          <table:table-cell office:value-type="string" calcext:value-type="string">
            <text:p>SimTicks</text:p>
          </table:table-cell>
          <table:table-cell office:value-type="float" office:value="185439252000" calcext:value-type="float">
            <text:p>185439252000</text:p>
          </table:table-cell>
          <table:table-cell office:value-type="float" office:value="185643156000" calcext:value-type="float">
            <text:p>185643156000</text:p>
          </table:table-cell>
          <table:table-cell office:value-type="float" office:value="186620405000" calcext:value-type="float">
            <text:p>186620405000</text:p>
          </table:table-cell>
          <table:table-cell/>
        </table:table-row>
        <table:table-row table:style-name="ro1">
          <table:table-cell office:value-type="string" calcext:value-type="string">
            <text:p>finalTicks</text:p>
          </table:table-cell>
          <table:table-cell office:value-type="float" office:value="185926218000" calcext:value-type="float">
            <text:p>185926218000</text:p>
          </table:table-cell>
          <table:table-cell office:value-type="float" office:value="186135691000" calcext:value-type="float">
            <text:p>186135691000</text:p>
          </table:table-cell>
          <table:table-cell office:value-type="float" office:value="187143134000" calcext:value-type="float">
            <text:p>187143134000</text:p>
          </table:table-cell>
          <table:table-cell/>
        </table:table-row>
        <table:table-row table:style-name="ro1">
          <table:table-cell office:value-type="string" calcext:value-type="string">
            <text:p>numCycles</text:p>
          </table:table-cell>
          <table:table-cell office:value-type="float" office:value="185439252" calcext:value-type="float">
            <text:p>185439252</text:p>
          </table:table-cell>
          <table:table-cell office:value-type="float" office:value="185643156" calcext:value-type="float">
            <text:p>185643156</text:p>
          </table:table-cell>
          <table:table-cell office:value-type="float" office:value="186620405" calcext:value-type="float">
            <text:p>186620405</text:p>
          </table:table-cell>
          <table:table-cell/>
        </table:table-row>
        <table:table-row table:style-name="ro1">
          <table:table-cell office:value-type="string" calcext:value-type="string">
            <text:p>dcache.demandAccess.total</text:p>
          </table:table-cell>
          <table:table-cell table:number-columns-repeated="3" office:value-type="float" office:value="42596887" calcext:value-type="float">
            <text:p>42596887</text:p>
          </table:table-cell>
          <table:table-cell/>
        </table:table-row>
        <table:table-row table:style-name="ro1">
          <table:table-cell office:value-type="string" calcext:value-type="string">
            <text:p>dcache.overallMissRate.total</text:p>
          </table:table-cell>
          <table:table-cell table:number-columns-repeated="3" office:value-type="float" office:value="0.011805" calcext:value-type="float">
            <text:p>0.011805</text:p>
          </table:table-cell>
          <table:table-cell/>
        </table:table-row>
        <table:table-row table:style-name="ro1">
          <table:table-cell office:value-type="string" calcext:value-type="string">
            <text:p>dcache.tags.warmupTick</text:p>
          </table:table-cell>
          <table:table-cell office:value-type="float" office:value="120306000" calcext:value-type="float">
            <text:p>120306000</text:p>
          </table:table-cell>
          <table:table-cell office:value-type="float" office:value="122116000" calcext:value-type="float">
            <text:p>122116000</text:p>
          </table:table-cell>
          <table:table-cell office:value-type="float" office:value="133908000" calcext:value-type="float">
            <text:p>133908000</text:p>
          </table:table-cell>
          <table:table-cell/>
        </table:table-row>
        <table:table-row table:style-name="ro1">
          <table:table-cell office:value-type="string" calcext:value-type="string">
            <text:p>dcache.demandAvgMissLatency.total</text:p>
          </table:table-cell>
          <table:table-cell office:value-type="float" office:value="45189.456343" calcext:value-type="float">
            <text:p>45189.456343</text:p>
          </table:table-cell>
          <table:table-cell office:value-type="float" office:value="48358.749843" calcext:value-type="float">
            <text:p>48358.749843</text:p>
          </table:table-cell>
          <table:table-cell office:value-type="float" office:value="51989.973392" calcext:value-type="float">
            <text:p>51989.973392</text:p>
          </table:table-cell>
          <table:table-cell/>
        </table:table-row>
        <table:table-row table:style-name="ro1">
          <table:table-cell office:value-type="string" calcext:value-type="string">
            <text:p>l2.demandAccess.total</text:p>
          </table:table-cell>
          <table:table-cell table:number-columns-repeated="3" office:value-type="float" office:value="425659" calcext:value-type="float">
            <text:p>425659</text:p>
          </table:table-cell>
          <table:table-cell/>
        </table:table-row>
        <table:table-row table:style-name="ro1">
          <table:table-cell office:value-type="string" calcext:value-type="string">
            <text:p>l2.overallMissRate.total</text:p>
          </table:table-cell>
          <table:table-cell table:number-columns-repeated="2" office:value-type="float" office:value="0.206367" calcext:value-type="float">
            <text:p>0.206367</text:p>
          </table:table-cell>
          <table:table-cell office:value-type="float" office:value="0.206348" calcext:value-type="float">
            <text:p>0.206348</text:p>
          </table:table-cell>
          <table:table-cell/>
        </table:table-row>
        <table:table-row table:style-name="ro1">
          <table:table-cell office:value-type="string" calcext:value-type="string">
            <text:p>l2.tags.warmupTick</text:p>
          </table:table-cell>
          <table:table-cell office:value-type="float" office:value="1666005000" calcext:value-type="float">
            <text:p>1666005000</text:p>
          </table:table-cell>
          <table:table-cell office:value-type="float" office:value="1671764000" calcext:value-type="float">
            <text:p>1671764000</text:p>
          </table:table-cell>
          <table:table-cell office:value-type="float" office:value="1702633000" calcext:value-type="float">
            <text:p>1702633000</text:p>
          </table:table-cell>
          <table:table-cell/>
        </table:table-row>
        <table:table-row table:style-name="ro1">
          <table:table-cell office:value-type="string" calcext:value-type="string">
            <text:p>l2.demandAvgMissLatency.total</text:p>
          </table:table-cell>
          <table:table-cell office:value-type="float" office:value="47579.169757" calcext:value-type="float">
            <text:p>47579.169757</text:p>
          </table:table-cell>
          <table:table-cell office:value-type="float" office:value="98736.367569" calcext:value-type="float">
            <text:p>98736.367569</text:p>
          </table:table-cell>
          <table:table-cell office:value-type="float" office:value="110150.669047" calcext:value-type="float">
            <text:p>110150.6690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00:07:43.100742955</meta:creation-date>
    <dc:date>2022-10-15T18:06:34.533387188</dc:date>
    <meta:editing-duration>PT9M47S</meta:editing-duration>
    <meta:editing-cycles>3</meta:editing-cycles>
    <meta:generator>LibreOffice/7.3.6.2$Linux_X86_64 LibreOffice_project/30$Build-2</meta:generator>
    <meta:document-statistic meta:table-count="4" meta:cell-count="260" meta:object-count="0"/>
  </office:meta>
</office:document-meta>
</file>